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1pt" style:font-size-complex="11pt"/>
    </style:style>
    <style:style style:name="T1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7cm" svg:height="8cm" svg:x="1.5cm" svg:y="1.5cm">
          <text:p text:style-name="P1"><text:span text:style-name="T1">class Pupil: <text:s/>//uczen</text:span></text:p>
          <text:p text:style-name="P1"><text:span text:style-name="T1"/></text:p>
          <text:p text:style-name="P1"><text:span text:style-name="T1">firstName:String </text:span></text:p>
          <text:p text:style-name="P1"><text:span text:style-name="T1">firsName2:String //pozostałe imiona</text:span></text:p>
          <text:p text:style-name="P1"><text:span text:style-name="T1">sureName:String</text:span></text:p>
          <text:p text:style-name="P1"><text:span text:style-name="T1">PESEL:String</text:span></text:p>
          <text:p text:style-name="P1"><text:span text:style-name="T1">schoolID:String //szkolny nr ucznia</text:span></text:p>
          <text:p text:style-name="P1"><text:span text:style-name="T1">birthDay:Short</text:span></text:p>
          <text:p text:style-name="P1"><text:span text:style-name="T1">birthMonth:Short</text:span></text:p>
          <text:p text:style-name="P1"><text:span text:style-name="T1">birthYear:Short</text:span></text:p>
          <text:p text:style-name="P1"><text:span text:style-name="T1">birthPlace:String</text:span></text:p>
          <text:p text:style-name="P1"><text:span text:style-name="T1">birthDisctrict:String //województwo</text:span></text:p>
          <text:p text:style-name="P1"><text:span text:style-name="T1">address:String //adres zamieszkania</text:span></text:p>
          <text:p text:style-name="P1"><text:span text:style-name="T1">fatherFullName:String</text:span></text:p>
          <text:p text:style-name="P1"><text:span text:style-name="T1">matherFullName:String</text:span></text:p>
          <text:p text:style-name="P1"><text:span text:style-name="T1">phone: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4.5cm" svg:x="8.3cm" svg:y="10.5cm">
          <text:p text:style-name="P1"><text:span text:style-name="T1">class Note: //Uwaga w dzienniku</text:span></text:p>
          <text:p text:style-name="P1"><text:span text:style-name="T1"/></text:p>
          <text:p text:style-name="P1"><text:span text:style-name="T1">note:String</text:span></text:p>
          <text:p text:style-name="P1"><text:span text:style-name="T1">teacher:&amp;Teacher</text:span></text:p>
          <text:p text:style-name="P1"><text:span text:style-name="T1">pupil:&amp;Pupil</text:span></text:p>
          <text:p text:style-name="P1"><text:span text:style-name="T1">date:Data <text:s text:c="582"/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4cm" svg:x="8.8cm" svg:y="1.5cm">
          <text:p text:style-name="P1"><text:span text:style-name="T1">class Teacher: <text:s/>//nauczyciel</text:span></text:p>
          <text:p text:style-name="P1"><text:span text:style-name="T1"/></text:p>
          <text:p text:style-name="P1"><text:span text:style-name="T1">firstName:String</text:span></text:p>
          <text:p text:style-name="P1"><text:span text:style-name="T1">sureName:String</text:span></text:p>
          <text:p text:style-name="P1"><text:span text:style-name="T1"><text:s text:c="579"/></text:span><text:span text:style-name="T1"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cm" svg:height="8cm" svg:x="14.5cm" svg:y="1.5cm">
          <text:p text:style-name="P1"><text:span text:style-name="T1">class PupilClass: <text:s/>//klasa</text:span></text:p>
          <text:p text:style-name="P1"><text:span text:style-name="T1"/></text:p>
          <text:p text:style-name="P1"><text:span text:style-name="T1">pupils:List[&amp;Pupil]</text:span></text:p>
          <text:p text:style-name="P1"><text:span text:style-name="T1">bringUpTeacher:&amp;Teacher</text:span></text:p>
          <text:p text:style-name="P1"><text:span text:style-name="T1">subjects:List[&amp;Subject]</text:span></text:p>
          <text:p text:style-name="P1"><text:span text:style-name="T1">level:Short <text:s/>//poziom klasy </text:span></text:p>
          <text:p text:style-name="P1"><text:span text:style-name="T1">letter:Char //litera</text:span></text:p>
          <text:p text:style-name="P1"><text:span text:style-name="T1">yearStart:Short <text:s/>//rok szkolny</text:span></text:p>
          <text:p text:style-name="P1"><text:span text:style-name="T1">announces:List[&amp;Announcement] <text:s text:c="559"/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.5cm" svg:x="8.8cm" svg:y="6cm">
          <text:p text:style-name="P1"><text:span text:style-name="T1">class Subject: <text:s/>//przedmiot</text:span></text:p>
          <text:p text:style-name="P1"><text:span text:style-name="T1"/></text:p>
          <text:p text:style-name="P1"><text:span text:style-name="T1">name:String</text:span></text:p>
          <text:p text:style-name="P1"><text:span text:style-name="T1">duty:Boolea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3.5cm" svg:x="21.3cm" svg:y="1.5cm">
          <text:p text:style-name="P1"><text:span text:style-name="T1">class Permisions: //dostęp</text:span></text:p>
          <text:p text:style-name="P1"><text:span text:style-name="T1"/></text:p>
          <text:p text:style-name="P1"><text:span text:style-name="T1">teacher:&amp;Teacher</text:span></text:p>
          <text:p text:style-name="P1"><text:span text:style-name="T1">subject:&amp;Subject</text:span></text:p>
          <text:p text:style-name="P1"><text:span text:style-name="T1">pupilClass:&amp;PupilClass</text:span></text:p>
          <text:p text:style-name="P1"><text:span text:style-name="T1"><text:s text:c="579"/></text:span><text:span text:style-name="T1"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2.5cm" svg:x="1.3cm" svg:y="10.5cm">
          <text:p text:style-name="P1"><text:span text:style-name="T1">class Theme: <text:s/>//temat lekcji</text:span></text:p>
          <text:p text:style-name="P1"><text:span text:style-name="T1"/></text:p>
          <text:p text:style-name="P1"><text:span text:style-name="T1">theme:String</text:span></text:p>
          <text:p text:style-name="P1"><text:span text:style-name="T1">teacher:&amp;Teacher</text:span></text:p>
          <text:p text:style-name="P1"><text:span text:style-name="T1">date:Date //data dodani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579"/></text:span><text:span text:style-name="T1"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2.5cm" svg:x="1.3cm" svg:y="16.5cm">
          <text:p text:style-name="P1"><text:span text:style-name="T1">class Absent: <text:s/>//uwaga</text:span></text:p>
          <text:p text:style-name="P1"><text:span text:style-name="T1"/></text:p>
          <text:p text:style-name="P1"><text:span text:style-name="T1">type:Char</text:span></text:p>
          <text:p text:style-name="P1"><text:span text:style-name="T1">teacher:&amp;Teacher</text:span></text:p>
          <text:p text:style-name="P1"><text:span text:style-name="T1">date:Date //data dodani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579"/></text:span><text:span text:style-name="T1"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2.5cm" svg:x="1.3cm" svg:y="13.5cm">
          <text:p text:style-name="P1"><text:span text:style-name="T1">class Mark: <text:s/>//uwaga</text:span></text:p>
          <text:p text:style-name="P1"><text:span text:style-name="T1"/></text:p>
          <text:p text:style-name="P1"><text:span text:style-name="T1">type:String</text:span></text:p>
          <text:p text:style-name="P1"><text:span text:style-name="T1">teacher:&amp;Teacher</text:span></text:p>
          <text:p text:style-name="P1"><text:span text:style-name="T1">date:Date //data dodani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579"/></text:span><text:span text:style-name="T1"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cm" svg:height="2.5cm" svg:x="15.3cm" svg:y="10cm">
          <text:p text:style-name="P1"><text:span text:style-name="T1">class ThemeWeekContainer: //tydzień tematów</text:span></text:p>
          <text:p text:style-name="P1"><text:span text:style-name="T1"/></text:p>
          <text:p text:style-name="P1"><text:span text:style-name="T1">themes:List[List[&amp;Theme]](50) //10 na każdy dzień</text:span></text:p>
          <text:p text:style-name="P1"><text:span text:style-name="T1">//w liście środkowej przechowywane zmiany</text:span></text:p>
          <text:p text:style-name="P1"><text:span text:style-name="T1">week:Week</text:span></text:p>
          <text:p text:style-name="P1"><text:span text:style-name="T1"><text:s text:c="579"/></text:span><text:span text:style-name="T1"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3cm" svg:x="21.3cm" svg:y="5.5cm">
          <text:p text:style-name="P1"><text:span text:style-name="T1">class Week: <text:s/></text:span></text:p>
          <text:p text:style-name="P1"><text:span text:style-name="T1"/></text:p>
          <text:p text:style-name="P1"><text:span text:style-name="T1">number:Short <text:s/>//kolejny w roku</text:span></text:p>
          <text:p text:style-name="P1"><text:span text:style-name="T1">semestr:Short // 1 lub 2</text:span></text:p>
          <text:p text:style-name="P1"><text:span text:style-name="T1">firstDay:Date //data poniedziałku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cm" svg:height="1.5cm" svg:x="15.3cm" svg:y="16cm">
          <text:p text:style-name="P1"><text:span text:style-name="T1">class NoteContainer: //wszystkie uwagi</text:span></text:p>
          <text:p text:style-name="P1"><text:span text:style-name="T1"/></text:p>
          <text:p text:style-name="P1"><text:span text:style-name="T1">notes:List[&amp;Notes] //uwagi klasy</text:span></text:p>
          <text:p text:style-name="P1"><text:span text:style-name="T1"/></text:p>
          <text:p text:style-name="P1"><text:span text:style-name="T1"><text:s text:c="579"/></text:span><text:span text:style-name="T1"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3.5cm" svg:x="8.3cm" svg:y="15.5cm">
          <text:p text:style-name="P1"><text:span text:style-name="T1">class Announcement: <text:s/>//ogłoszenia</text:span></text:p>
          <text:p text:style-name="P1"><text:span text:style-name="T1"/></text:p>
          <text:p text:style-name="P1"><text:span text:style-name="T1">announce:String</text:span></text:p>
          <text:p text:style-name="P1"><text:span text:style-name="T1">date:Dat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cm" svg:height="2.5cm" svg:x="15.3cm" svg:y="13cm">
          <text:p text:style-name="P1"><text:span text:style-name="T1">class AbsentWeekContainer: //tydzień obecności</text:span></text:p>
          <text:p text:style-name="P1"><text:span text:style-name="T1"/></text:p>
          <text:p text:style-name="P1"><text:span text:style-name="T1">absents:List[List[&amp;Absents]](50x40) </text:span></text:p>
          <text:p text:style-name="P1"><text:span text:style-name="T1">//10 na tydzień, 5 tygodni, 40 uczniów max </text:span></text:p>
          <text:p text:style-name="P1"><text:span text:style-name="T1">week:Week</text:span></text:p>
          <text:p text:style-name="P1"><text:span text:style-name="T1"><text:s text:c="579"/></text:span><text:span text:style-name="T1"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cm" svg:height="2cm" svg:x="15.3cm" svg:y="18cm">
          <text:p text:style-name="P1"><text:span text:style-name="T1">class MarksContainer: //wszystkie oceny</text:span></text:p>
          <text:p text:style-name="P1"><text:span text:style-name="T1"/></text:p>
          <text:p text:style-name="P1"><text:span text:style-name="T1">mark:List[List[&amp;Notes]] //20x40</text:span></text:p>
          <text:p text:style-name="P1"><text:span text:style-name="T1">week:Week</text:span></text:p>
          <text:p text:style-name="P1"><text:span text:style-name="T1"/></text:p>
          <text:p text:style-name="P1"><text:span text:style-name="T1"><text:s text:c="579"/></text:span><text:span text:style-name="T1">bv <text:s text:c="220"/>Pupi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3cm" fo:margin-right="1.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17T11:25:11</meta:creation-date>
    <dc:date>2010-06-17T16:04:19</dc:date>
    <meta:editing-duration>PT01H15M15S</meta:editing-duration>
    <meta:editing-cycles>3</meta:editing-cycles>
    <meta:generator>OpenOffice.org/3.1$Linux OpenOffice.org_project/310m19$Build-9420</meta:generator>
    <meta:print-date>2010-06-17T15:59:34</meta:print-date>
    <meta:document-statistic meta:object-count="15"/>
    <meta:user-defined meta:name="Informacja 1"/>
    <meta:user-defined meta:name="Informacja 2"/>
    <meta:user-defined meta:name="Informacja 3"/>
    <meta:user-defined meta:name="Informacja 4"/>
  </office:meta>
</office:document-meta>
</file>